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xhtml="http://www.w3.org/1999/xhtml" xmlns:xsi="http://www.w3.org/2001/XMLSchema-instance" xmlns:presentation="urn:oasis:names:tc:opendocument:xmlns:presentation:1.0" xmlns:table="urn:oasis:names:tc:opendocument:xmlns:table:1.0" xmlns:dc="http://purl.org/dc/elements/1.1/" xmlns:xsd="http://www.w3.org/2001/XMLSchema" xmlns:office="urn:oasis:names:tc:opendocument:xmlns:office:1.0" xmlns:form="urn:oasis:names:tc:opendocument:xmlns:form:1.0" xmlns:svg="urn:oasis:names:tc:opendocument:xmlns:svg-compatible:1.0" xmlns:xlink="http://www.w3.org/1999/xlink" xmlns:ooo="http://openoffice.org/2004/office" xmlns:of="urn:oasis:names:tc:opendocument:xmlns:of:1.2" xmlns:rpt="http://openoffice.org/2005/report" xmlns:formx="urn:openoffice:names:experimental:ooxml-odf-interop:xmlns:form:1.0" xmlns:math="http://www.w3.org/1998/Math/MathML" xmlns:meta="urn:oasis:names:tc:opendocument:xmlns:meta:1.0" xmlns:text="urn:oasis:names:tc:opendocument:xmlns:text:1.0" xmlns:dom="http://www.w3.org/2001/xml-events" xmlns:grddl="http://www.w3.org/2003/g/data-view#" xmlns:dr3d="urn:oasis:names:tc:opendocument:xmlns:dr3d:1.0" xmlns:style="urn:oasis:names:tc:opendocument:xmlns:style:1.0" xmlns:field="urn:openoffice:names:experimental:ooo-ms-interop:xmlns:field:1.0" xmlns:oooc="http://openoffice.org/2004/calc" xmlns:xforms="http://www.w3.org/2002/xforms" xmlns:chart="urn:oasis:names:tc:opendocument:xmlns:chart:1.0" xmlns:css3t="http://www.w3.org/TR/css3-text/" xmlns:draw="urn:oasis:names:tc:opendocument:xmlns:drawing:1.0" xmlns:number="urn:oasis:names:tc:opendocument:xmlns:datastyle:1.0" xmlns:ooow="http://openoffice.org/2004/writer" xmlns:script="urn:oasis:names:tc:opendocument:xmlns:script:1.0" xmlns:tableooo="http://openoffice.org/2009/table" xmlns:fo="urn:oasis:names:tc:opendocument:xmlns:xsl-fo-compatible:1.0">
  <office:scripts/>
  <office:font-face-decls/>
  <office:automatic-styles/>
  <office:body>
    <office:spreadsheet>
      <table:table table:name="Timetable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12-81</text:p>
          </table:table-cell>
          <table:table-cell office:value-type="string">
            <text:p>12-82</text:p>
          </table:table-cell>
          <table:table-cell office:value-type="string">
            <text:p>12-83</text:p>
          </table:table-cell>
          <table:table-cell office:value-type="string">
            <text:p>12-91</text:p>
          </table:table-cell>
          <table:table-cell office:value-type="string">
            <text:p>12-92</text:p>
          </table:table-cell>
          <table:table-cell office:value-type="string">
            <text:p>12-93</text:p>
          </table:table-cell>
        </table:table-row>
        <table:table-row>
          <table:table-cell/>
          <table:table-cell office:value-type="string">
            <text:p>Calculus I</text:p>
          </table:table-cell>
          <table:table-cell/>
          <table:table-cell office:value-type="string">
            <text:p>Physics II</text:p>
          </table:table-cell>
          <table:table-cell office:value-type="string">
            <text:p>OOP</text:p>
          </table:table-cell>
          <table:table-cell/>
        </table:table-row>
        <table:table-row>
          <table:table-cell/>
          <table:table-cell/>
          <table:table-cell/>
          <table:table-cell/>
          <table:table-cell office:value-type="string">
            <text:p>Software dev.</text:p>
          </table:table-cell>
          <table:table-cell/>
        </table:table-row>
        <table:table-row>
          <table:table-cell/>
          <table:table-cell/>
          <table:table-cell office:value-type="string">
            <text:p>Physics I</text:p>
          </table:table-cell>
          <table:table-cell/>
          <table:table-cell office:value-type="string">
            <text:p>Calculus II</text:p>
          </table:table-cell>
          <table:table-cell/>
        </table:table-row>
        <table:table-row>
          <table:table-cell office:value-type="string">
            <text:p>Circuits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Software dev.</text:p>
          </table:table-cell>
          <table:table-cell/>
          <table:table-cell office:value-type="string">
            <text:p>Calculus II</text:p>
          </table:table-cell>
        </table:table-row>
        <table:table-row>
          <table:table-cell/>
          <table:table-cell/>
          <table:table-cell/>
          <table:table-cell office:value-type="string">
            <text:p>Software dev.</text:p>
          </table:table-cell>
          <table:table-cell office:value-type="string">
            <text:p>Physics II</text:p>
          </table:table-cell>
          <table:table-cell/>
        </table:table-row>
        <table:table-row>
          <table:table-cell/>
          <table:table-cell/>
          <table:table-cell/>
          <table:table-cell office:value-type="string">
            <text:p>Physics II</text:p>
          </table:table-cell>
          <table:table-cell office:value-type="string">
            <text:p>Compilers</text:p>
          </table:table-cell>
          <table:table-cell/>
        </table:table-row>
        <table:table-row>
          <table:table-cell/>
          <table:table-cell/>
          <table:table-cell office:value-type="string">
            <text:p>Circuits</text:p>
          </table:table-cell>
          <table:table-cell office:value-type="string">
            <text:p>Physics II</text:p>
          </table:table-cell>
          <table:table-cell/>
          <table:table-cell/>
        </table:table-row>
        <table:table-row>
          <table:table-cell office:value-type="string">
            <text:p>Circuits</text:p>
          </table:table-cell>
          <table:table-cell/>
          <table:table-cell/>
          <table:table-cell/>
          <table:table-cell/>
          <table:table-cell office:value-type="string">
            <text:p>Physics II</text:p>
          </table:table-cell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office:value-type="string">
            <text:p>Physics I</text:p>
          </table:table-cell>
          <table:table-cell office:value-type="string">
            <text:p>Theoretical mech.</text:p>
          </table:table-cell>
          <table:table-cell office:value-type="string">
            <text:p>Compilers</text:p>
          </table:table-cell>
          <table:table-cell/>
        </table:table-row>
        <table:table-row>
          <table:table-cell/>
          <table:table-cell/>
          <table:table-cell/>
          <table:table-cell office:value-type="string">
            <text:p>Theoretical mech.</text:p>
          </table:table-cell>
          <table:table-cell/>
          <table:table-cell/>
        </table:table-row>
        <table:table-row>
          <table:table-cell/>
          <table:table-cell office:value-type="string">
            <text:p>Calculus I</text:p>
          </table:table-cell>
          <table:table-cell/>
          <table:table-cell office:value-type="string">
            <text:p>Theoretical mech.</text:p>
          </table:table-cell>
          <table:table-cell office:value-type="string">
            <text:p>Physics II</text:p>
          </table:table-cell>
          <table:table-cell/>
        </table:table-row>
        <table:table-row>
          <table:table-cell/>
          <table:table-cell office:value-type="string">
            <text:p>Circuits</text:p>
          </table:table-cell>
          <table:table-cell/>
          <table:table-cell/>
          <table:table-cell office:value-type="string">
            <text:p>OOP</text:p>
          </table:table-cell>
          <table:table-cell/>
        </table:table-row>
        <table:table-row>
          <table:table-cell/>
          <table:table-cell/>
          <table:table-cell/>
          <table:table-cell/>
          <table:table-cell/>
          <table:table-cell office:value-type="string">
            <text:p>Optics</text:p>
          </table:table-cell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ircuits</text:p>
          </table:table-cell>
          <table:table-cell office:value-type="string">
            <text:p>Physics I</text:p>
          </table:table-cell>
          <table:table-cell/>
          <table:table-cell office:value-type="string">
            <text:p>OOP</text:p>
          </table:table-cell>
          <table:table-cell office:value-type="string">
            <text:p>Calculus II</text:p>
          </table:table-cell>
          <table:table-cell/>
        </table:table-row>
        <table:table-row>
          <table:table-cell office:value-type="string">
            <text:p>Physics I</text:p>
          </table:table-cell>
          <table:table-cell/>
          <table:table-cell office:value-type="string">
            <text:p>Circuits</text:p>
          </table:table-cell>
          <table:table-cell/>
          <table:table-cell office:value-type="string">
            <text:p>Compilers</text:p>
          </table:table-cell>
          <table:table-cell/>
        </table:table-row>
        <table:table-row>
          <table:table-cell/>
          <table:table-cell/>
          <table:table-cell office:value-type="string">
            <text:p>Calculus I</text:p>
          </table:table-cell>
          <table:table-cell office:value-type="string">
            <text:p>Theoretical mech.</text:p>
          </table:table-cell>
          <table:table-cell/>
          <table:table-cell office:value-type="string">
            <text:p>Physics II</text:p>
          </table:table-cell>
        </table:table-row>
        <table:table-row>
          <table:table-cell office:value-type="string">
            <text:p>Physics I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Calculus II</text:p>
          </table:table-cell>
          <table:table-cell office:value-type="string">
            <text:p>Physics II</text:p>
          </table:table-cell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ircuits</text:p>
          </table:table-cell>
          <table:table-cell office:value-type="string">
            <text:p>Physics I</text:p>
          </table:table-cell>
          <table:table-cell office:value-type="string">
            <text:p>Software dev.</text:p>
          </table:table-cell>
          <table:table-cell/>
          <table:table-cell/>
        </table:table-row>
        <table:table-row>
          <table:table-cell office:value-type="string">
            <text:p>Calculus I</text:p>
          </table:table-cell>
          <table:table-cell/>
          <table:table-cell/>
          <table:table-cell office:value-type="string">
            <text:p>OOP</text:p>
          </table:table-cell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OOP</text:p>
          </table:table-cell>
          <table:table-cell office:value-type="string">
            <text:p>Compilers</text:p>
          </table:table-cell>
          <table:table-cell office:value-type="string">
            <text:p>Physics II</text:p>
          </table:table-cell>
        </table:table-row>
        <table:table-row>
          <table:table-cell/>
          <table:table-cell/>
          <table:table-cell/>
          <table:table-cell/>
          <table:table-cell office:value-type="string">
            <text:p>Software dev.</text:p>
          </table:table-cell>
          <table:table-cell office:value-type="string">
            <text:p>Calculus II</text:p>
          </table:table-cell>
        </table:table-row>
        <table:table-row>
          <table:table-cell/>
          <table:table-cell/>
          <table:table-cell/>
          <table:table-cell office:value-type="string">
            <text:p>Calculus II</text:p>
          </table:table-cell>
          <table:table-cell office:value-type="string">
            <text:p>Software dev.</text:p>
          </table:table-cell>
          <table:table-cell office:value-type="string">
            <text:p>Quantum mech.</text:p>
          </table:table-cell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lculus I</text:p>
          </table:table-cell>
          <table:table-cell office:value-type="string">
            <text:p>Physics I</text:p>
          </table:table-cell>
          <table:table-cell/>
          <table:table-cell/>
          <table:table-cell/>
          <table:table-cell office:value-type="string">
            <text:p>Quantum mech.</text:p>
          </table:table-cell>
        </table:table-row>
        <table:table-row>
          <table:table-cell/>
          <table:table-cell office:value-type="string">
            <text:p>Calculus I</text:p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 office:value-type="string">
            <text:p>Optics</text:p>
          </table:table-cell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office:value-type="string">
            <text:p>Calculus I</text:p>
          </table:table-cell>
          <table:table-cell/>
          <table:table-cell office:value-type="string">
            <text:p>OOP</text:p>
          </table:table-cell>
          <table:table-cell office:value-type="string">
            <text:p>Optics</text:p>
          </table:table-cell>
        </table:table-row>
        <table:table-row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xhtml="http://www.w3.org/1999/xhtml" xmlns:meta="urn:oasis:names:tc:opendocument:xmlns:meta:1.0" xmlns:text="urn:oasis:names:tc:opendocument:xmlns:text:1.0" xmlns:rpt="http://openoffice.org/2005/report" xmlns:dc="http://purl.org/dc/elements/1.1/" xmlns:office="urn:oasis:names:tc:opendocument:xmlns:office:1.0" xmlns:grddl="http://www.w3.org/2003/g/data-view#" xmlns:dr3d="urn:oasis:names:tc:opendocument:xmlns:dr3d:1.0" xmlns:style="urn:oasis:names:tc:opendocument:xmlns:style:1.0" xmlns:form="urn:oasis:names:tc:opendocument:xmlns:form:1.0" xmlns:svg="urn:oasis:names:tc:opendocument:xmlns:svg-compatible:1.0" xmlns:oooc="http://openoffice.org/2004/calc" xmlns:xlink="http://www.w3.org/1999/xlink" xmlns:ooo="http://openoffice.org/2004/office" xmlns:of="urn:oasis:names:tc:opendocument:xmlns:of:1.2" xmlns:chart="urn:oasis:names:tc:opendocument:xmlns:chart:1.0" xmlns:css3t="http://www.w3.org/TR/css3-text/" xmlns:table="urn:oasis:names:tc:opendocument:xmlns:table:1.0" xmlns:draw="urn:oasis:names:tc:opendocument:xmlns:drawing:1.0" xmlns:number="urn:oasis:names:tc:opendocument:xmlns:datastyle:1.0" xmlns:ooow="http://openoffice.org/2004/writer" xmlns:script="urn:oasis:names:tc:opendocument:xmlns:script:1.0" xmlns:math="http://www.w3.org/1998/Math/MathML" xmlns:tableooo="http://openoffice.org/2009/table" xmlns:fo="urn:oasis:names:tc:opendocument:xmlns:xsl-fo-compatible:1.0" xmlns:dom="http://www.w3.org/2001/xml-events">
  <office:font-face-decls/>
  <office:styles/>
  <office:automatic-styles/>
  <office:master-styles/>
</office:document-styles>
</file>

<file path=meta.xml><?xml version="1.0" encoding="utf-8"?>
<office:document-meta xmlns:meta="urn:oasis:names:tc:opendocument:xmlns:meta:1.0" xmlns:grddl="http://www.w3.org/2003/g/data-view#" xmlns:ooo="http://openoffice.org/2004/office" xmlns:xlink="http://www.w3.org/1999/xlink" xmlns:dc="http://purl.org/dc/elements/1.1/" xmlns:office="urn:oasis:names:tc:opendocument:xmlns:office:1.0" grddl:transformation="http://docs.oasis-open.org/office/1.2/xslt/odf2rdf.xsl">
  <office:meta>
    <meta:creation-date>2014-02-12T12:49:31.308327</meta:creation-date>
    <dc:date>2014-02-12T12:49:31.314027</dc:date>
    <meta:generator>http://pypi.python.org/pypi/ezodf/0.1.0$Python3.3.2+ (default, Oct  9 2013, 14:50:09) 
[GCC 4.8.1]</meta:generator>
    <meta:document-statistic/>
    <meta:editing-cycles>1</meta:editing-cycles>
  </office:meta>
</office:document-meta>
</file>